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5AF400003D30CDFBFFE6.svm"/>
  <manifest:file-entry manifest:media-type="" manifest:full-path="Pictures/2000000700006849000059335E4DAEBE.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1" svg:font-family="'Times New Roman'" style:font-family-generic="roman"/>
    <style:font-face style:name="Arial2" svg:font-family="Ari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3"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Text_20_body" style:list-style-name="WWNum2">
      <style:paragraph-properties fo:orphans="2" fo:widows="2">
        <style:tab-stops>
          <style:tab-stop style:position="1.27cm"/>
        </style:tab-stops>
      </style:paragraph-properties>
    </style:style>
    <style:style style:name="P2" style:family="paragraph" style:parent-style-name="Text_20_body" style:list-style-name="L2">
      <style:paragraph-properties fo:orphans="2" fo:widows="2">
        <style:tab-stops>
          <style:tab-stop style:position="1.27cm"/>
        </style:tab-stops>
      </style:paragraph-properties>
    </style:style>
    <style:style style:name="P3" style:family="paragraph" style:parent-style-name="Text_20_body">
      <style:paragraph-properties fo:margin-left="1.27cm" fo:margin-right="0cm" fo:orphans="2" fo:widows="2" fo:text-indent="-0.635cm" style:auto-text-indent="false">
        <style:tab-stops>
          <style:tab-stop style:position="1.27cm"/>
        </style:tab-stops>
      </style:paragraph-properties>
    </style:style>
    <style:style style:name="P4" style:family="paragraph" style:parent-style-name="Text_20_body" style:list-style-name="">
      <style:paragraph-properties fo:margin-left="1.27cm" fo:margin-right="0cm" fo:margin-top="0cm" fo:margin-bottom="0.212cm" fo:orphans="2" fo:widows="2" fo:text-indent="-0.635cm" style:auto-text-indent="false" style:text-autospace="none">
        <style:tab-stops>
          <style:tab-stop style:position="1.27cm"/>
        </style:tab-stops>
      </style:paragraph-properties>
      <style:text-properties fo:color="#000000" style:font-name="Times New Roman" fo:font-size="12pt" fo:language="en" fo:country="NZ"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5" style:family="paragraph" style:parent-style-name="Text_20_body" style:list-style-name="L2">
      <style:paragraph-properties fo:margin-top="0cm" fo:margin-bottom="0cm" fo:line-height="100%" fo:orphans="2" fo:widows="2">
        <style:tab-stops>
          <style:tab-stop style:position="1.27cm"/>
        </style:tab-stops>
      </style:paragraph-properties>
      <style:text-properties style:language-asian="en" style:country-asian="NZ" style:font-name-complex="F"/>
    </style:style>
    <style:style style:name="P6" style:family="paragraph" style:parent-style-name="Text_20_body">
      <style:paragraph-properties fo:margin-top="0cm" fo:margin-bottom="0cm" fo:line-height="100%" fo:orphans="2" fo:widows="2">
        <style:tab-stops>
          <style:tab-stop style:position="1.27cm"/>
        </style:tab-stops>
      </style:paragraph-properties>
    </style:style>
    <style:style style:name="P7" style:family="paragraph" style:parent-style-name="Text_20_body" style:list-style-name="L2">
      <style:paragraph-properties fo:margin-top="0cm" fo:margin-bottom="0cm" fo:line-height="100%" fo:orphans="2" fo:widows="2">
        <style:tab-stops>
          <style:tab-stop style:position="1.27cm"/>
        </style:tab-stops>
      </style:paragraph-properties>
    </style:style>
    <style:style style:name="P8" style:family="paragraph" style:parent-style-name="Standard">
      <style:paragraph-properties fo:text-align="center" style:justify-single-word="false"/>
      <style:text-properties fo:font-weight="bold" style:font-weight-asian="bold" style:font-weight-complex="bold"/>
    </style:style>
    <style:style style:name="P9" style:family="paragraph" style:parent-style-name="Standard">
      <style:paragraph-properties fo:text-align="start" style:justify-single-word="false"/>
      <style:text-properties fo:font-weight="bold" style:font-weight-asian="bold" style:font-weight-complex="bold"/>
    </style:style>
    <style:style style:name="P10" style:family="paragraph" style:parent-style-name="Standard">
      <style:paragraph-properties fo:text-align="start" style:justify-single-word="false"/>
      <style:text-properties fo:font-weight="normal" style:font-weight-asian="normal" style:font-weight-complex="normal"/>
    </style:style>
    <style:style style:name="P11" style:family="paragraph" style:parent-style-name="Standard" style:list-style-name="">
      <style:paragraph-properties style:text-autospace="none"/>
      <style:text-properties style:use-window-font-color="true" style:font-name="Times New Roman"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12" style:family="paragraph" style:parent-style-name="Standard" style:list-style-name="">
      <style:paragraph-properties style:text-autospace="none"/>
      <style:text-properties style:use-window-font-color="true" style:font-name="Times New Roman" fo:font-size="12pt" fo:language="en" fo:country="none"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13" style:family="paragraph" style:parent-style-name="Standard" style:list-style-name="">
      <style:paragraph-properties fo:margin-left="1.27cm" fo:margin-right="0cm" fo:margin-top="0cm" fo:margin-bottom="0.212cm" fo:text-indent="-0.635cm" style:auto-text-indent="false" style:text-autospace="none">
        <style:tab-stops>
          <style:tab-stop style:position="0cm"/>
        </style:tab-stops>
      </style:paragraph-properties>
      <style:text-properties fo:color="#000000" style:font-name="Times New Roman"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14" style:family="paragraph" style:parent-style-name="Standard" style:list-style-name="RTF_5f_Num_20_2">
      <style:paragraph-properties fo:margin-left="1.27cm" fo:margin-right="0cm" fo:margin-top="0cm" fo:margin-bottom="0.212cm" fo:text-indent="-0.635cm" style:auto-text-indent="false" style:text-autospace="none">
        <style:tab-stops>
          <style:tab-stop style:position="0cm"/>
        </style:tab-stops>
      </style:paragraph-properties>
      <style:text-properties fo:color="#000000" style:font-name="Times New Roman"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15" style:family="paragraph" style:parent-style-name="Standard" style:list-style-name="RTF_5f_Num_20_4">
      <style:paragraph-properties fo:margin-left="1.27cm" fo:margin-right="0cm" fo:margin-top="0cm" fo:margin-bottom="0.212cm" fo:text-indent="-0.635cm" style:auto-text-indent="false" style:text-autospace="none">
        <style:tab-stops>
          <style:tab-stop style:position="0cm"/>
        </style:tab-stops>
      </style:paragraph-properties>
      <style:text-properties fo:color="#000000" style:font-name="Times New Roman"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16" style:family="paragraph" style:parent-style-name="Standard" style:list-style-name="">
      <style:paragraph-properties fo:margin-left="1.27cm" fo:margin-right="0cm" fo:margin-top="0cm" fo:margin-bottom="0.212cm" fo:text-indent="-0.635cm" style:auto-text-indent="false" style:text-autospace="none">
        <style:tab-stops>
          <style:tab-stop style:position="0cm"/>
        </style:tab-stops>
      </style:paragraph-properties>
      <style:text-properties fo:color="#000000" style:font-name="Times New Roman"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17" style:family="paragraph" style:parent-style-name="Standard">
      <style:paragraph-properties fo:margin-left="1.27cm" fo:margin-right="0cm" fo:margin-top="0cm" fo:margin-bottom="0.212cm" fo:text-indent="-0.635cm" style:auto-text-indent="false" style:text-autospace="none">
        <style:tab-stops>
          <style:tab-stop style:position="0cm"/>
        </style:tab-stops>
      </style:paragraph-properties>
      <style:text-properties fo:color="#000000" style:font-name="Times New Roman"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18" style:family="paragraph" style:parent-style-name="Standard" style:list-style-name="L3">
      <style:paragraph-properties fo:margin-left="1.27cm" fo:margin-right="0cm" fo:margin-top="0cm" fo:margin-bottom="0.212cm" fo:text-indent="-0.635cm" style:auto-text-indent="false" style:text-autospace="none">
        <style:tab-stops>
          <style:tab-stop style:position="0cm"/>
        </style:tab-stops>
      </style:paragraph-properties>
      <style:text-properties fo:color="#000000" style:font-name="Times New Roman"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19" style:family="paragraph" style:parent-style-name="Standard" style:list-style-name="RTF_5f_Num_20_6">
      <style:paragraph-properties fo:margin-left="1.27cm" fo:margin-right="0cm" fo:margin-top="0cm" fo:margin-bottom="0.212cm" fo:text-indent="-0.635cm" style:auto-text-indent="false" style:text-autospace="none">
        <style:tab-stops>
          <style:tab-stop style:position="0cm"/>
        </style:tab-stops>
      </style:paragraph-properties>
      <style:text-properties fo:color="#000000" style:font-name="Times New Roman"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20" style:family="paragraph" style:parent-style-name="Standard" style:list-style-name="L4">
      <style:paragraph-properties fo:margin-left="1.27cm" fo:margin-right="0cm" fo:margin-top="0cm" fo:margin-bottom="0.212cm" fo:text-indent="-0.635cm" style:auto-text-indent="false" style:text-autospace="none">
        <style:tab-stops>
          <style:tab-stop style:position="0cm"/>
        </style:tab-stops>
      </style:paragraph-properties>
      <style:text-properties fo:color="#000000" style:font-name="Times New Roman"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21" style:family="paragraph" style:parent-style-name="Standard" style:list-style-name="L5">
      <style:paragraph-properties fo:margin-left="1.27cm" fo:margin-right="0cm" fo:margin-top="0cm" fo:margin-bottom="0.212cm" fo:text-indent="-0.635cm" style:auto-text-indent="false" style:text-autospace="none">
        <style:tab-stops>
          <style:tab-stop style:position="0cm"/>
        </style:tab-stops>
      </style:paragraph-properties>
      <style:text-properties fo:color="#000000" style:font-name="Times New Roman"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22" style:family="paragraph" style:parent-style-name="Standard" style:list-style-name="">
      <style:paragraph-properties fo:margin-left="1.27cm" fo:margin-right="0cm" fo:margin-top="0cm" fo:margin-bottom="0.212cm" fo:text-indent="-0.635cm" style:auto-text-indent="false" style:text-autospace="none">
        <style:tab-stops>
          <style:tab-stop style:position="0cm"/>
        </style:tab-stops>
      </style:paragraph-properties>
      <style:text-properties fo:color="#000000" style:font-name="Times New Roman" fo:font-size="12pt" fo:language="en" fo:country="NZ"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23" style:family="paragraph" style:parent-style-name="Standard" style:list-style-name="">
      <style:paragraph-properties fo:margin-left="1.27cm" fo:margin-right="0cm" fo:margin-top="0cm" fo:margin-bottom="0.212cm" fo:text-indent="-0.635cm" style:auto-text-indent="false" style:text-autospace="none">
        <style:tab-stops>
          <style:tab-stop style:position="0cm"/>
        </style:tab-stops>
      </style:paragraph-properties>
      <style:text-properties fo:color="#000000" style:font-name="Times New Roman" fo:font-size="12pt" fo:language="en" fo:country="NZ" fo:font-style="normal" fo:font-weight="normal" style:letter-kerning="false" style:font-name-asian="Times New Roman" style:font-size-asian="12pt" style:font-style-asian="normal" style:font-weight-asian="normal" style:font-name-complex="Times New Roman" style:font-size-complex="12pt" style:font-style-complex="normal" style:font-weight-complex="normal"/>
    </style:style>
    <style:style style:name="P24" style:family="paragraph" style:parent-style-name="Standard" style:list-style-name="L6">
      <style:paragraph-properties fo:margin-left="1.27cm" fo:margin-right="0cm" fo:margin-top="0cm" fo:margin-bottom="0.212cm" fo:text-indent="-0.635cm" style:auto-text-indent="false" style:text-autospace="none">
        <style:tab-stops>
          <style:tab-stop style:position="0cm"/>
        </style:tab-stops>
      </style:paragraph-properties>
      <style:text-properties fo:color="#000000" style:font-name="Times New Roman" fo:font-size="12pt" fo:language="en" fo:country="NZ" style:font-name-asian="Times New Roman" style:font-size-asian="12pt" style:font-name-complex="Times New Roman" style:font-size-complex="12pt"/>
    </style:style>
    <style:style style:name="P25" style:family="paragraph" style:parent-style-name="Standard" style:list-style-name="">
      <style:paragraph-properties fo:margin-left="1.27cm" fo:margin-right="0cm" fo:margin-top="0cm" fo:margin-bottom="0.212cm" fo:line-height="120%" fo:text-indent="-0.635cm" style:auto-text-indent="false" style:text-autospace="none">
        <style:tab-stops>
          <style:tab-stop style:position="0cm"/>
          <style:tab-stop style:position="1.27cm"/>
        </style:tab-stops>
      </style:paragraph-properties>
      <style:text-properties fo:color="#000000" style:font-name="Times New Roman1" fo:font-size="12pt" fo:language="en" fo:country="NZ" fo:font-style="normal" fo:font-weight="normal" style:letter-kerning="true" style:font-name-asian="Times New Roman1" style:font-size-asian="12pt" style:font-style-asian="normal" style:font-weight-asian="normal" style:font-name-complex="Times New Roman1" style:font-size-complex="12pt" style:font-style-complex="normal" style:font-weight-complex="normal"/>
    </style:style>
    <style:style style:name="P26" style:family="paragraph" style:parent-style-name="Standard" style:list-style-name="">
      <style:paragraph-properties fo:margin-left="1.27cm" fo:margin-right="0cm" fo:margin-top="0cm" fo:margin-bottom="0.212cm" fo:text-indent="-0.635cm" style:auto-text-indent="false" style:text-autospace="none">
        <style:tab-stops>
          <style:tab-stop style:position="0cm"/>
        </style:tab-stops>
      </style:paragraph-properties>
    </style:style>
    <style:style style:name="P27" style:family="paragraph" style:parent-style-name="Standard" style:list-style-name="">
      <style:paragraph-properties fo:margin-left="1.27cm" fo:margin-right="0cm" fo:margin-top="0cm" fo:margin-bottom="0.212cm" fo:text-indent="-0.635cm" style:auto-text-indent="false" style:text-autospace="none">
        <style:tab-stops>
          <style:tab-stop style:position="0cm"/>
        </style:tab-stops>
      </style:paragraph-properties>
    </style:style>
    <style:style style:name="P28" style:family="paragraph" style:parent-style-name="Standard" style:list-style-name="RTF_5f_Num_20_6">
      <style:paragraph-properties fo:margin-left="1.27cm" fo:margin-right="0cm" fo:margin-top="0cm" fo:margin-bottom="0.212cm" fo:text-indent="-0.635cm" style:auto-text-indent="false" style:text-autospace="none">
        <style:tab-stops>
          <style:tab-stop style:position="0cm"/>
        </style:tab-stops>
      </style:paragraph-properties>
    </style:style>
    <style:style style:name="P29" style:family="paragraph" style:parent-style-name="Standard" style:list-style-name="RTF_5f_Num_20_3">
      <style:paragraph-properties fo:margin-left="1.27cm" fo:margin-right="0cm" fo:text-indent="-0.635cm" style:auto-text-indent="false" style:text-autospace="none">
        <style:tab-stops/>
      </style:paragraph-properties>
      <style:text-properties fo:color="#000000" style:font-name="Times New Roman" fo:font-size="12pt" fo:language="en" fo:country="NZ"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30" style:family="paragraph" style:parent-style-name="Standard" style:list-style-name="RTF_5f_Num_20_5">
      <style:paragraph-properties fo:margin-left="1.27cm" fo:margin-right="0cm" fo:text-indent="-0.635cm" style:auto-text-indent="false" style:text-autospace="none">
        <style:tab-stops/>
      </style:paragraph-properties>
      <style:text-properties fo:color="#000000" style:font-name="Times New Roman" fo:font-size="12pt" fo:language="en" fo:country="NZ"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31" style:family="paragraph" style:parent-style-name="Standard" style:list-style-name="RTF_5f_Num_20_3">
      <style:paragraph-properties fo:margin-left="1.27cm" fo:margin-right="0cm" fo:margin-top="0cm" fo:margin-bottom="0.353cm" fo:line-height="115%" fo:text-indent="-0.635cm" style:auto-text-indent="false" style:text-autospace="none">
        <style:tab-stops/>
      </style:paragraph-properties>
      <style:text-properties fo:color="#000000" style:font-name="Times New Roman" fo:font-size="12pt" fo:language="en" fo:country="NZ"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32" style:family="paragraph" style:parent-style-name="Standard" style:list-style-name="L1">
      <style:paragraph-properties fo:margin-top="0cm" fo:margin-bottom="0.212cm" style:text-autospace="none">
        <style:tab-stops>
          <style:tab-stop style:position="0cm"/>
        </style:tab-stops>
      </style:paragraph-properties>
      <style:text-properties fo:color="#000000" style:font-name="Times New Roman"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33" style:family="paragraph" style:parent-style-name="Standard" style:list-style-name="L1">
      <style:paragraph-properties fo:margin-top="0cm" fo:margin-bottom="0.212cm" style:text-autospace="none">
        <style:tab-stops>
          <style:tab-stop style:position="1.27cm"/>
        </style:tab-stops>
      </style:paragraph-properties>
      <style:text-properties fo:color="#000000" style:font-name="Times New Roman"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34" style:family="paragraph" style:parent-style-name="Standard" style:list-style-name="">
      <style:paragraph-properties fo:margin-top="0.423cm" fo:margin-bottom="0.212cm" style:text-autospace="none"/>
      <style:text-properties fo:color="#000000" style:font-name="Arial" fo:font-size="14pt" fo:language="en" fo:country="none" fo:font-style="italic" fo:font-weight="bold" style:font-name-asian="Arial" style:font-size-asian="14pt" style:font-style-asian="italic" style:font-weight-asian="bold" style:font-name-complex="Arial" style:font-size-complex="14pt" style:font-style-complex="italic" style:font-weight-complex="bold"/>
    </style:style>
    <style:style style:name="P35" style:family="paragraph" style:parent-style-name="Standard" style:list-style-name="">
      <style:paragraph-properties fo:margin-top="0.423cm" fo:margin-bottom="0.212cm" fo:text-align="start" style:justify-single-word="false" style:text-autospace="none"/>
      <style:text-properties fo:color="#000000" style:font-name="Arial" fo:font-size="14pt" fo:language="en" fo:country="none" fo:font-style="italic" fo:font-weight="bold" style:font-name-asian="Arial" style:font-size-asian="14pt" style:font-style-asian="italic" style:font-weight-asian="bold" style:font-name-complex="Arial" style:font-size-complex="14pt" style:font-style-complex="italic" style:font-weight-complex="bold"/>
    </style:style>
    <style:style style:name="P36" style:family="paragraph" style:parent-style-name="Standard" style:list-style-name="">
      <style:paragraph-properties fo:margin-left="0.635cm" fo:margin-right="0cm" fo:margin-top="0cm" fo:margin-bottom="0.212cm" fo:text-indent="0cm" style:auto-text-indent="false" style:text-autospace="none">
        <style:tab-stops>
          <style:tab-stop style:position="0cm"/>
        </style:tab-stops>
      </style:paragraph-properties>
      <style:text-properties fo:color="#000000" style:font-name="Times New Roman"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37" style:family="paragraph" style:parent-style-name="Standard" style:list-style-name="L4">
      <style:paragraph-properties fo:margin-left="0.635cm" fo:margin-right="0cm" fo:margin-top="0cm" fo:margin-bottom="0.212cm" fo:text-indent="0cm" style:auto-text-indent="false" style:text-autospace="none">
        <style:tab-stops>
          <style:tab-stop style:position="0cm"/>
        </style:tab-stops>
      </style:paragraph-properties>
      <style:text-properties fo:color="#000000" style:font-name="Times New Roman"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38" style:family="paragraph" style:parent-style-name="Standard" style:list-style-name="RTF_5f_Num_20_5">
      <style:paragraph-properties fo:margin-left="0.635cm" fo:margin-right="0cm" fo:text-indent="0cm" style:auto-text-indent="false" style:text-autospace="none">
        <style:tab-stops/>
      </style:paragraph-properties>
      <style:text-properties fo:color="#000000" style:font-name="Times New Roman" fo:font-size="12pt" fo:language="en" fo:country="NZ"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39" style:family="paragraph" style:parent-style-name="Standard" style:list-style-name="">
      <style:paragraph-properties fo:margin-left="0cm" fo:margin-right="0cm" fo:margin-top="0cm" fo:margin-bottom="0.212cm" fo:text-indent="0cm" style:auto-text-indent="false" style:text-autospace="none">
        <style:tab-stops>
          <style:tab-stop style:position="0cm"/>
        </style:tab-stops>
      </style:paragraph-properties>
      <style:text-properties fo:color="#000000" style:font-name="Times New Roman"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40" style:family="paragraph" style:parent-style-name="Standard" style:list-style-name="L4">
      <style:paragraph-properties fo:margin-left="0cm" fo:margin-right="0cm" fo:margin-top="0cm" fo:margin-bottom="0.212cm" fo:text-indent="0cm" style:auto-text-indent="false" style:text-autospace="none">
        <style:tab-stops>
          <style:tab-stop style:position="0cm"/>
        </style:tab-stops>
      </style:paragraph-properties>
      <style:text-properties fo:color="#000000" style:font-name="Times New Roman"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41" style:family="paragraph" style:parent-style-name="Standard">
      <style:paragraph-properties fo:margin-left="0cm" fo:margin-right="0cm" fo:margin-top="0cm" fo:margin-bottom="0.212cm" fo:text-indent="0cm" style:auto-text-indent="false" style:text-autospace="none">
        <style:tab-stops>
          <style:tab-stop style:position="0cm"/>
        </style:tab-stops>
      </style:paragraph-properties>
      <style:text-properties fo:color="#000000" style:font-name="Times New Roman" fo:font-size="14pt" fo:font-style="normal" fo:font-weight="bold" style:font-name-asian="Times New Roman" style:font-size-asian="14pt" style:font-style-asian="normal" style:font-weight-asian="bold" style:font-name-complex="Times New Roman" style:font-size-complex="14pt" style:font-style-complex="normal" style:font-weight-complex="bold"/>
    </style:style>
    <style:style style:name="P42" style:family="paragraph" style:parent-style-name="Standard">
      <style:paragraph-properties fo:margin-left="0cm" fo:margin-right="0cm" fo:margin-top="0cm" fo:margin-bottom="0.212cm" fo:text-indent="0cm" style:auto-text-indent="false" style:text-autospace="none">
        <style:tab-stops>
          <style:tab-stop style:position="0cm"/>
        </style:tab-stops>
      </style:paragraph-properties>
      <style:text-properties fo:font-weight="normal" style:font-weight-asian="normal" style:font-weight-complex="normal"/>
    </style:style>
    <style:style style:name="P43" style:family="paragraph" style:parent-style-name="Standard" style:list-style-name="">
      <style:paragraph-properties fo:margin-top="0cm" fo:margin-bottom="0.353cm" fo:line-height="115%" fo:text-align="start" style:justify-single-word="false" style:text-autospace="none"/>
      <style:text-properties fo:color="#000000" style:font-name="Times New Roman" fo:font-size="12pt" fo:language="en" fo:country="none"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44" style:family="paragraph" style:parent-style-name="Standard" style:list-style-name="RTF_5f_Num_20_5" style:master-page-name="">
      <style:paragraph-properties fo:margin-left="0.617cm" fo:margin-right="0cm" fo:text-indent="0cm" style:auto-text-indent="false" style:page-number="auto" style:text-autospace="none">
        <style:tab-stops/>
      </style:paragraph-properties>
    </style:style>
    <style:style style:name="P45" style:family="paragraph" style:parent-style-name="Standard" style:list-style-name="RTF_5f_Num_20_5">
      <style:paragraph-properties fo:margin-left="0.617cm" fo:margin-right="0cm" fo:text-indent="0cm" style:auto-text-indent="false" style:text-autospace="none">
        <style:tab-stops/>
      </style:paragraph-properties>
    </style:style>
    <style:style style:name="P46" style:family="paragraph" style:parent-style-name="Heading_20_2">
      <style:paragraph-properties fo:orphans="2" fo:widows="2"/>
    </style:style>
    <style:style style:name="P47" style:family="paragraph" style:parent-style-name="Heading_20_2">
      <style:paragraph-properties fo:orphans="2" fo:widows="2">
        <style:tab-stops>
          <style:tab-stop style:position="14.945cm"/>
        </style:tab-stops>
      </style:paragraph-properties>
    </style:style>
    <style:style style:name="P48" style:family="paragraph" style:parent-style-name="heading_20_2">
      <style:paragraph-properties fo:text-align="start" style:justify-single-word="false"/>
      <style:text-properties fo:color="#000000" style:font-name="Arial" fo:font-size="14pt" fo:language="en" fo:country="NZ" fo:font-style="italic" fo:font-weight="bold" style:letter-kerning="true" style:font-name-asian="Arial" style:font-size-asian="14pt" style:font-style-asian="italic" style:font-weight-asian="bold" style:font-name-complex="Arial" style:font-size-complex="14pt" style:font-style-complex="italic" style:font-weight-complex="bold"/>
    </style:style>
    <style:style style:name="P49" style:family="paragraph" style:parent-style-name="heading_20_2" style:list-style-name="">
      <style:paragraph-properties fo:margin-top="0.423cm" fo:margin-bottom="0.212cm" style:text-autospace="none"/>
      <style:text-properties fo:color="#000000" style:font-name="Arial" fo:font-size="14pt" fo:font-style="italic" fo:font-weight="bold" style:font-name-asian="Arial" style:font-size-asian="14pt" style:font-style-asian="italic" style:font-weight-asian="bold" style:font-name-complex="Arial" style:font-size-complex="14pt" style:font-style-complex="italic" style:font-weight-complex="bold"/>
    </style:style>
    <style:style style:name="P50" style:family="paragraph" style:parent-style-name="heading_20_2" style:list-style-name="">
      <style:paragraph-properties fo:margin-top="0.423cm" fo:margin-bottom="0.212cm" style:text-autospace="none">
        <style:tab-stops>
          <style:tab-stop style:position="14.945cm"/>
        </style:tab-stops>
      </style:paragraph-properties>
      <style:text-properties fo:color="#000000" style:font-name="Arial" fo:font-size="14pt" fo:font-style="italic" fo:font-weight="bold" style:font-name-asian="Arial" style:font-size-asian="14pt" style:font-style-asian="italic" style:font-weight-asian="bold" style:font-name-complex="Arial" style:font-size-complex="14pt" style:font-style-complex="italic" style:font-weight-complex="bold"/>
    </style:style>
    <style:style style:name="P51" style:family="paragraph" style:parent-style-name="heading_20_2" style:list-style-name="">
      <style:paragraph-properties fo:margin-top="0.423cm" fo:margin-bottom="0.212cm" style:text-autospace="none"/>
      <style:text-properties fo:color="#000000" style:font-name="Arial" fo:font-size="14pt" fo:language="en" fo:country="NZ" fo:font-style="italic" fo:font-weight="bold" style:letter-kerning="true" style:font-name-asian="Arial" style:font-size-asian="14pt" style:font-style-asian="italic" style:font-weight-asian="bold" style:font-name-complex="Arial" style:font-size-complex="14pt" style:font-style-complex="italic" style:font-weight-complex="bold"/>
    </style:style>
    <style:style style:name="P52" style:family="paragraph" style:parent-style-name="heading_20_2" style:list-style-name="">
      <style:paragraph-properties fo:margin-top="0.423cm" fo:margin-bottom="0.212cm" fo:keep-with-next="always" style:text-autospace="none"/>
      <style:text-properties fo:color="#000000" style:font-name="Arial2" fo:font-size="14pt" fo:language="en" fo:country="NZ" fo:font-style="italic" fo:font-weight="bold" style:letter-kerning="true" style:font-name-asian="Arial2" style:font-size-asian="14pt" style:font-style-asian="italic" style:font-weight-asian="bold" style:font-name-complex="Arial2" style:font-size-complex="14pt" style:font-style-complex="italic" style:font-weight-complex="bold"/>
    </style:style>
    <style:style style:name="P53" style:family="paragraph" style:parent-style-name="heading_20_2">
      <style:paragraph-properties fo:margin-left="0cm" fo:margin-right="0cm" fo:margin-top="0cm" fo:margin-bottom="0.212cm" fo:text-indent="0cm" style:auto-text-indent="false" style:text-autospace="none">
        <style:tab-stops>
          <style:tab-stop style:position="0cm"/>
        </style:tab-stops>
      </style:paragraph-properties>
      <style:text-properties fo:color="#000000" style:font-name="Arial" fo:font-size="14pt" fo:language="en" fo:country="NZ" fo:font-style="italic" fo:font-weight="bold" style:letter-kerning="true" style:font-name-asian="Arial" style:font-size-asian="14pt" style:font-style-asian="italic" style:font-weight-asian="bold" style:font-name-complex="Arial" style:font-size-complex="14pt" style:font-style-complex="italic" style:font-weight-complex="bold"/>
    </style:style>
    <style:style style:name="P54" style:family="paragraph" style:parent-style-name="heading_20_1">
      <style:paragraph-properties fo:text-align="start" style:justify-single-word="false"/>
      <style:text-properties fo:font-weight="normal" style:font-weight-asian="normal" style:font-weight-complex="normal"/>
    </style:style>
    <style:style style:name="P55" style:family="paragraph" style:parent-style-name="heading_20_1">
      <style:paragraph-properties fo:margin-top="0cm" fo:margin-bottom="0cm" fo:line-height="100%" fo:orphans="2" fo:widows="2">
        <style:tab-stops>
          <style:tab-stop style:position="1.27cm"/>
        </style:tab-stops>
      </style:paragraph-properties>
    </style:style>
    <style:style style:name="P56" style:family="paragraph" style:parent-style-name="Heading_20_1">
      <style:paragraph-properties fo:orphans="2" fo:widows="2"/>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color="#000000" style:font-name="Arial" fo:font-size="16pt" fo:font-weight="bold" style:font-name-asian="Arial" style:font-size-asian="16pt" style:font-weight-asian="bold" style:font-name-complex="Arial" style:font-size-complex="16pt" style:font-weight-complex="bold"/>
    </style:style>
    <style:style style:name="T3" style:family="text">
      <style:text-properties fo:color="#000000" style:font-name="Arial" fo:font-size="16pt" fo:font-weight="bold" style:font-name-asian="Arial" style:font-size-asian="16pt" style:language-asian="en" style:country-asian="NZ" style:font-weight-asian="bold" style:font-name-complex="Arial" style:font-size-complex="16pt" style:font-weight-complex="bold"/>
    </style:style>
    <style:style style:name="T4" style:family="text">
      <style:text-properties fo:color="#000000" style:font-name="Arial" fo:font-size="16pt" fo:font-style="italic" fo:font-weight="normal" style:font-name-asian="Arial" style:font-size-asian="16pt" style:language-asian="en" style:country-asian="NZ" style:font-style-asian="italic" style:font-weight-asian="normal" style:font-name-complex="Arial" style:font-size-complex="16pt" style:font-style-complex="italic" style:font-weight-complex="normal"/>
    </style:style>
    <style:style style:name="T5" style:family="text">
      <style:text-properties fo:color="#000000" style:font-name="Arial" fo:font-size="16pt" fo:font-style="italic" style:font-name-asian="Arial" style:font-size-asian="16pt" style:font-style-asian="italic" style:font-name-complex="Arial" style:font-size-complex="16pt" style:font-style-complex="italic"/>
    </style:style>
    <style:style style:name="T6" style:family="text">
      <style:text-properties fo:color="#000000" style:font-name="Arial" fo:font-size="16pt" fo:language="en" fo:country="none" fo:font-weight="bold" style:font-name-asian="Arial" style:font-size-asian="16pt" style:font-weight-asian="bold" style:font-name-complex="Arial" style:font-size-complex="16pt" style:font-weight-complex="bold"/>
    </style:style>
    <style:style style:name="T7" style:family="text">
      <style:text-properties fo:color="#000000" style:font-name="Arial" fo:font-size="16pt" fo:language="en" fo:country="NZ" fo:font-style="italic" style:font-name-asian="Arial" style:font-size-asian="16pt" style:font-style-asian="italic" style:font-name-complex="Arial" style:font-size-complex="16pt" style:font-style-complex="italic"/>
    </style:style>
    <style:style style:name="T8" style:family="text">
      <style:text-properties fo:color="#000000" style:font-name="Arial" fo:font-size="16pt" fo:language="en" fo:country="NZ" fo:font-style="italic" style:letter-kerning="true" style:font-name-asian="Arial" style:font-size-asian="16pt" style:font-style-asian="italic" style:font-name-complex="Arial" style:font-size-complex="16pt" style:font-style-complex="italic"/>
    </style:style>
    <style:style style:name="T9" style:family="text">
      <style:text-properties fo:color="#000000" style:font-name="Arial" fo:font-size="16pt" fo:language="en" fo:country="NZ" fo:font-weight="bold" style:letter-kerning="true" style:font-name-asian="Arial" style:font-size-asian="16pt" style:font-weight-asian="bold" style:font-name-complex="Arial" style:font-size-complex="16pt" style:font-weight-complex="bold"/>
    </style:style>
    <style:style style:name="T10" style:family="text">
      <style:text-properties fo:color="#000000" style:font-name="Times New Roman"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11" style:family="text">
      <style:text-properties fo:color="#000000" style:font-name="Times New Roman" fo:font-size="12pt" fo:language="en" fo:country="none"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12" style:family="text">
      <style:text-properties fo:color="#000000" style:font-name="Times New Roman" fo:font-size="12pt" fo:language="en" fo:country="NZ"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13" style:family="text">
      <style:text-properties fo:color="#000000" style:font-name="Times New Roman" fo:font-size="12pt" fo:language="en" fo:country="NZ" fo:font-style="normal" fo:font-weight="normal" style:letter-kerning="false" style:font-name-asian="Times New Roman" style:font-size-asian="12pt" style:font-style-asian="normal" style:font-weight-asian="normal" style:font-name-complex="Times New Roman" style:font-size-complex="12pt" style:font-style-complex="normal" style:font-weight-complex="normal"/>
    </style:style>
    <style:style style:name="T14" style:family="text">
      <style:text-properties fo:color="#000000" style:font-name="Arial2" fo:font-size="16pt" fo:language="en" fo:country="NZ" fo:font-weight="bold" style:letter-kerning="true" style:font-name-asian="Arial2" style:font-size-asian="16pt" style:font-weight-asian="bold" style:font-name-complex="Arial2" style:font-size-complex="16pt" style:font-weight-complex="bold"/>
    </style:style>
    <style:style style:name="T15" style:family="text">
      <style:text-properties fo:color="#000000" style:font-name="Arial2" fo:font-size="16pt" fo:language="en" fo:country="NZ" fo:font-style="italic" style:letter-kerning="true" style:font-name-asian="Arial2" style:font-size-asian="16pt" style:font-style-asian="italic" style:font-name-complex="Arial2" style:font-size-complex="16pt" style:font-style-complex="italic"/>
    </style:style>
    <style:style style:name="T16" style:family="text">
      <style:text-properties style:use-window-font-color="true" style:font-name="Times New Roman" fo:font-size="12pt" fo:language="en" fo:country="none"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17" style:family="text">
      <style:text-properties style:use-window-font-color="true" style:font-name="Times New Roman" fo:font-size="12pt" fo:language="en" fo:country="NZ" fo:font-style="normal" fo:font-weight="normal" style:letter-kerning="false" style:font-name-asian="Times New Roman" style:font-size-asian="12pt" style:font-style-asian="normal" style:font-weight-asian="normal" style:font-name-complex="Times New Roman" style:font-size-complex="12pt" style:font-style-complex="normal" style:font-weight-complex="normal"/>
    </style:style>
    <style:style style:name="T18" style:family="text">
      <style:text-properties fo:language="en" fo:country="none"/>
    </style:style>
    <style:style style:name="T19" style:family="text">
      <style:text-properties fo:color="#00000a"/>
    </style:style>
    <style:style style:name="T20" style:family="text">
      <style:text-properties fo:color="#00000a" style:language-asian="en" style:country-asian="NZ" style:font-name-complex="F"/>
    </style:style>
    <style:style style:name="T21" style:family="text">
      <style:text-properties fo:font-style="normal" fo:font-weight="normal" style:letter-kerning="false" style:font-style-asian="normal" style:font-weight-asian="normal" style:font-style-complex="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023cm" fo:text-indent="-0.635cm" fo:margin-left="2.02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58cm" fo:text-indent="-0.635cm" fo:margin-left="2.65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93cm" fo:text-indent="-0.635cm" fo:margin-left="3.29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28cm" fo:text-indent="-0.635cm" fo:margin-left="3.92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63cm" fo:text-indent="-0.635cm" fo:margin-left="4.56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98cm" fo:text-indent="-0.635cm" fo:margin-left="5.19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33cm" fo:text-indent="-0.635cm" fo:margin-left="5.83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68cm" fo:text-indent="-0.635cm" fo:margin-left="6.46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103cm" fo:text-indent="-0.635cm" fo:margin-left="7.10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38cm" fo:text-indent="-0.635cm" fo:margin-left="7.738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Requirements Document</text:p>
      <text:p text:style-name="P8">Team A</text:p>
      <text:p text:style-name="P8"/>
      <text:p text:style-name="P9">Use Case Diagram:</text:p>
      <text:p text:style-name="P9"/>
      <text:p text:style-name="P9"><draw:frame draw:style-name="fr2" draw:name="graphics2" text:anchor-type="paragraph" svg:x="-1.351cm" svg:y="0.176cm" svg:width="17.731cm" svg:height="11.964cm" draw:z-index="1"><draw:image xlink:href="Pictures/2000000700005AF400003D30CDFBFFE6.svm" xlink:type="simple" xlink:show="embed" xlink:actuate="onLoad"/></draw:frame></text:p>
      <text:p text:style-name="P10"/>
      <text:p text:style-name="P10"><text:span text:style-name="T6">USE CASE: </text:span><text:span text:style-name="T7">LogIn</text:span></text:p>
      <text:p text:style-name="P34">Actors</text:p>
      <text:p text:style-name="P4"><text:span text:style-name="T18">1. <text:s/>KPSmart Clerk, KPSmart Manager</text:span></text:p>
      <text:p text:style-name="P34">Preconditions</text:p>
      <text:p text:style-name="P34">Postconditions</text:p>
      <text:p text:style-name="P26"><text:span text:style-name="T11">1.<text:tab/>l</text:span><text:span text:style-name="T12">oggedIn</text:span></text:p>
      <text:p text:style-name="P34">Main Success Scenario</text:p>
      <text:list xml:id="list4126631784442878339" text:style-name="RTF_5f_Num_20_3">
        <text:list-item>
          <text:p text:style-name="P29">Select 'Log In'</text:p>
        </text:list-item>
        <text:list-item>
          <text:p text:style-name="P29"><text:tab/><text:tab/><text:tab/><text:tab/><text:tab/>Show login screen</text:p>
        </text:list-item>
        <text:list-item>
          <text:p text:style-name="P29">Enter username and password<text:tab/></text:p>
        </text:list-item>
        <text:list-item>
          <text:p text:style-name="P29">Click 'Log in'</text:p>
        </text:list-item>
        <text:list-item>
          <text:p text:style-name="P29"><text:tab/><text:tab/><text:tab/><text:tab/><text:tab/>Verify credentials</text:p>
        </text:list-item>
        <text:list-item>
          <text:p text:style-name="P29"><text:tab/><text:tab/><text:tab/><text:tab/><text:tab/>Check access permissions</text:p>
        </text:list-item>
        <text:list-item>
          <text:p text:style-name="P29"><text:soft-page-break/><text:tab/><text:tab/><text:tab/><text:tab/><text:tab/>Show actor based main screen</text:p>
        </text:list-item>
      </text:list>
      <text:p text:style-name="P34">Exception Scenarios</text:p>
      <text:p text:style-name="P26"><text:span text:style-name="T12">5</text:span><text:span text:style-name="T11">a.</text:span><text:span text:style-name="T12"> <text:s/>Invalid credentials. System gives warning message, go back to step 2</text:span></text:p>
      <text:p text:style-name="P26"><text:span text:style-name="T12">6a. <text:s/>Not permissions found. Display error screen, go back to step 2</text:span><text:span text:style-name="T11"><text:tab/></text:span></text:p>
      <text:p text:style-name="P12"/>
      <text:p text:style-name="P34">Assumptions and Notes</text:p>
      <text:list xml:id="list42430794" text:continue-numbering="true" text:style-name="RTF_5f_Num_20_3">
        <text:list-item>
          <text:p text:style-name="P31"><text:s/>Depending on whether or not the system is local, it may be hard to actually verify credentials, etc. </text:p>
        </text:list-item>
      </text:list>
      <text:p text:style-name="P10"/>
      <text:p text:style-name="P10"/>
      <text:p text:style-name="P10"/>
      <text:p text:style-name="P54"><text:span text:style-name="T2">USE CASE: </text:span><text:span text:style-name="T5">Monitor Figures</text:span></text:p>
      <text:p text:style-name="P49">Actors</text:p>
      <text:p text:style-name="P13">1.<text:tab/>KPSmart Clerk, KPSmart Manager</text:p>
      <text:p text:style-name="P49">Preconditions</text:p>
      <text:p text:style-name="P13">1.<text:tab/>loggedIn</text:p>
      <text:p text:style-name="P49">Postconditions</text:p>
      <text:p text:style-name="P36"/>
      <text:p text:style-name="P49">Main Success Scenario</text:p>
      <text:list xml:id="list4366500488199721168" text:style-name="RTF_5f_Num_20_4">
        <text:list-item>
          <text:p text:style-name="P15">Actor asks to view figures</text:p>
        </text:list-item>
        <text:list-item>
          <text:p text:style-name="P15"><text:tab/><text:tab/><text:tab/><text:tab/><text:tab/>System shows list of figures</text:p>
        </text:list-item>
        <text:list-item>
          <text:p text:style-name="P15">Actor selects what they want to view</text:p>
        </text:list-item>
        <text:list-item>
          <text:p text:style-name="P15"><text:tab/><text:tab/><text:tab/><text:tab/><text:tab/>System shows the selected figures</text:p>
        </text:list-item>
      </text:list>
      <text:p text:style-name="P11"/>
      <text:p text:style-name="P11"/>
      <text:p text:style-name="P49">Exception Scenarios</text:p>
      <text:p text:style-name="P13">4a.The figures aren’t found (no relevant business events have been processed yet)</text:p>
      <text:p text:style-name="P13">System informs the actor that there is no data yet</text:p>
      <text:p text:style-name="P11"/>
      <text:p text:style-name="P11"/>
      <text:p text:style-name="P49">Assumptions and Notes</text:p>
      <text:list xml:id="list5533063326107699560" text:style-name="L3">
        <text:list-item>
          <text:p text:style-name="P18">The figures include total revenue, total expenditure, total number of events, amount of mail, average delivery times, and critical routes.</text:p>
        </text:list-item>
      </text:list>
      <text:p text:style-name="P10"/>
      <text:p text:style-name="P54"><text:soft-page-break/><text:span text:style-name="T9">USE CASE: </text:span><text:span text:style-name="T8">RevistBusinessEvents</text:span></text:p>
      <text:p text:style-name="P51">Actors</text:p>
      <text:p text:style-name="P23">1. KPS Manager</text:p>
      <text:p text:style-name="P51">Preconditions</text:p>
      <text:p text:style-name="P26"><text:span text:style-name="T13">1. <text:tab/>loggedIn</text:span></text:p>
      <text:p text:style-name="P51">Postconditions</text:p>
      <text:p text:style-name="P23">1.<text:tab/>No postconditions are applicable as the use is only viewing information. No data is being altered.</text:p>
      <text:p text:style-name="P10"/>
      <text:p text:style-name="P48">Main Success Scenario</text:p>
      <text:list xml:id="list6300098632250304655" text:style-name="L6">
        <text:list-item>
          <text:p text:style-name="P24">User loads Business Events Page</text:p>
        </text:list-item>
        <text:list-item>
          <text:p text:style-name="P24"><text:s/><text:tab/><text:tab/><text:tab/><text:tab/><text:tab/>System Shows user a list of business events to chose <text:tab/><text:tab/><text:tab/><text:tab/><text:tab/>from </text:p>
        </text:list-item>
        <text:list-item>
          <text:p text:style-name="P24">User selects from list</text:p>
        </text:list-item>
        <text:list-item>
          <text:p text:style-name="P24"><text:s/><text:tab/><text:tab/><text:tab/><text:tab/><text:tab/>System loads data from stored log</text:p>
        </text:list-item>
        <text:list-item>
          <text:p text:style-name="P24"><text:s/><text:tab/><text:tab/><text:tab/><text:tab/><text:tab/>System shows relevent data and controls for moving <text:s/><text:tab/><text:tab/><text:tab/><text:tab/><text:tab/>backward and forward through events</text:p>
        </text:list-item>
        <text:list-item>
          <text:p text:style-name="P24">User selects to move forward or backward</text:p>
        </text:list-item>
        <text:list-item>
          <text:p text:style-name="P24"><text:s/><text:tab/><text:tab/><text:tab/><text:tab/><text:tab/><text:tab/>Data is refreshed</text:p>
        </text:list-item>
      </text:list>
      <text:p text:style-name="P53">Exception Scenarios</text:p>
      <text:p text:style-name="P23">3. System is unable to load XML files. Informs user that data cannot be found<text:tab/></text:p>
      <text:p text:style-name="P23"/>
      <text:p text:style-name="P53">Assumptions and Notes</text:p>
      <text:p text:style-name="P23">1.<text:tab/>The current system date will be used to determine effective date.</text:p>
      <text:p text:style-name="P42"/>
      <text:p text:style-name="P10"/>
      <text:p text:style-name="P10"><text:span text:style-name="T6">USE CASE: </text:span><text:span text:style-name="T7">NewEvent</text:span></text:p>
      <text:p text:style-name="P34">Actors</text:p>
      <text:p text:style-name="P26"><text:span text:style-name="T11">1.<text:tab/>KPS </text:span><text:span text:style-name="T12">Clerk</text:span></text:p>
      <text:p text:style-name="P34">Preconditions</text:p>
      <text:p text:style-name="P26"><text:span text:style-name="T11">1.<text:tab/>l</text:span><text:span text:style-name="T12">oggedIn</text:span></text:p>
      <text:p text:style-name="P34">Postconditions</text:p>
      <text:p text:style-name="P34">Main Success Scenario</text:p>
      <text:list xml:id="list3124483809858034956" text:style-name="RTF_5f_Num_20_5">
        <text:list-header>
          <text:p text:style-name="P30"><text:soft-page-break/><text:span text:style-name="T16"/></text:p>
        </text:list-header>
        <text:list-item>
          <text:p text:style-name="P30"><text:s/>Select Create New Event</text:p>
        </text:list-item>
        <text:list-item>
          <text:p text:style-name="P30"><text:s/><text:tab/><text:tab/><text:tab/><text:tab/>Display dropdown of events</text:p>
        </text:list-item>
        <text:list-item>
          <text:p text:style-name="P30"><text:s/>Select event name</text:p>
        </text:list-item>
        <text:list-item>
          <text:p text:style-name="P30"><text:s/><text:tab/><text:tab/><text:tab/><text:tab/>Direct to event view</text:p>
        </text:list-item>
        <text:list-item>
          <text:p text:style-name="P30"><text:s/></text:p>
        </text:list-item>
      </text:list>
      <text:p text:style-name="P34">Exception Scenarios</text:p>
      <text:p text:style-name="P22">5. At this point, proceed to event specific use case, I.e, MailDelivery</text:p>
      <text:p text:style-name="P34">Assumptions and Notes</text:p>
      <text:p text:style-name="P43">1.</text:p>
      <text:p text:style-name="P43"/>
      <text:p text:style-name="P10"><text:span text:style-name="T6">USE CASE: </text:span><text:span text:style-name="T7">MailDelivery &lt;&lt;extends&gt;&gt; NewEvent</text:span></text:p>
      <text:p text:style-name="P34">Actors</text:p>
      <text:p text:style-name="P26"><text:span text:style-name="T11">1.<text:tab/>KPS </text:span><text:span text:style-name="T12">Clerk</text:span></text:p>
      <text:p text:style-name="P34">Preconditions</text:p>
      <text:p text:style-name="P26"><text:span text:style-name="T11">1.<text:tab/>l</text:span><text:span text:style-name="T12">oggedIn</text:span></text:p>
      <text:p text:style-name="P34">Postconditions</text:p>
      <text:p text:style-name="P34">Main Success Scenario</text:p>
      <text:list xml:id="list42440219" text:continue-numbering="true" text:style-name="RTF_5f_Num_20_5">
        <text:list-header>
          <text:p text:style-name="P30"><text:span text:style-name="T16"/></text:p>
          <text:p text:style-name="P44"><text:span text:style-name="T12">1.<text:tab/><text:tab/><text:tab/><text:tab/>Display mail delivery form</text:span></text:p>
          <text:p text:style-name="P45"><text:span text:style-name="T12">2. </text:span><text:span text:style-name="T16">Complete form</text:span></text:p>
          <text:p text:style-name="P45"><text:span text:style-name="T16">4. Select 'Confirm'</text:span></text:p>
          <text:p text:style-name="P38">3. &gt;&gt;VerifyEvent<text:tab/><text:tab/></text:p>
          <text:p text:style-name="P38"><text:span text:style-name="T16"/></text:p>
        </text:list-header>
      </text:list>
      <text:p text:style-name="P12"/>
      <text:p text:style-name="P34">Exception Scenarios</text:p>
      <text:p text:style-name="P34">Assumptions and Notes</text:p>
      <text:p text:style-name="P10"/>
      <text:p text:style-name="P10"/>
      <text:p text:style-name="P10"/>
      <text:p text:style-name="P54"><text:span text:style-name="T14">USE CASE: </text:span><text:span text:style-name="T15">CustomerPricesUpdate &lt;&lt;extends&gt;&gt; NewEvent</text:span></text:p>
      <text:p text:style-name="P52">Actors</text:p>
      <text:p text:style-name="P25">1. KPS Manager</text:p>
      <text:p text:style-name="P25">2. KPS Clerk</text:p>
      <text:p text:style-name="P52"><text:soft-page-break/>Preconditions</text:p>
      <text:p text:style-name="P25">1. <text:tab/>loggedIn</text:p>
      <text:p text:style-name="P34">Main Success Scenario</text:p>
      <text:list xml:id="list42431754" text:continue-numbering="true" text:style-name="RTF_5f_Num_20_5">
        <text:list-header>
          <text:p text:style-name="P30"><text:span text:style-name="T16"/></text:p>
        </text:list-header>
        <text:list-item>
          <text:p text:style-name="P30"><text:tab/><text:tab/><text:tab/><text:tab/>Display customer PricesUpdate form</text:p>
        </text:list-item>
        <text:list-item>
          <text:p text:style-name="P30"><text:s/>Click line diagram</text:p>
        </text:list-item>
        <text:list-item>
          <text:p text:style-name="P30"><text:tab/><text:tab/><text:tab/><text:tab/>Display trend of price changing</text:p>
        </text:list-item>
        <text:list-item>
          <text:p text:style-name="P30"><text:s/>Fill out form</text:p>
        </text:list-item>
        <text:list-item>
          <text:p text:style-name="P30">Select 'Confirm'<text:tab/><text:tab/><text:tab/></text:p>
        </text:list-item>
        <text:list-item>
          <text:p text:style-name="P30"><text:tab/>&gt;&gt;VerifyEvent</text:p>
        </text:list-item>
      </text:list>
      <text:p text:style-name="P34">Exception Scenarios</text:p>
      <text:p text:style-name="P35">Assumptions and Notes</text:p>
      <text:p text:style-name="P10"/>
      <text:p text:style-name="P54"><text:span text:style-name="T2">USE CASE: </text:span><text:span text:style-name="T5">UpdateTransportCost &lt;&lt;extends&gt;&gt; NewEvent</text:span></text:p>
      <text:p text:style-name="P49">Actors</text:p>
      <text:p text:style-name="P13">1.<text:tab/>KPSmart Clerk, KPSmart Manager</text:p>
      <text:p text:style-name="P50">Preconditions<text:tab/></text:p>
      <text:list xml:id="list641502183560366506" text:style-name="RTF_5f_Num_20_2">
        <text:list-item>
          <text:p text:style-name="P14"><text:s/>loggedIn</text:p>
        </text:list-item>
      </text:list>
      <text:p text:style-name="P49">Postconditions</text:p>
      <text:p text:style-name="P49">Main Success Scenario</text:p>
      <text:list xml:id="list439529952699317732" text:style-name="L1">
        <text:list-item>
          <text:p text:style-name="P32"><text:s/><text:tab/><text:tab/><text:tab/><text:tab/>Diplay UpdateTransportCost form</text:p>
        </text:list-item>
        <text:list-item>
          <text:p text:style-name="P32">Complete Form</text:p>
        </text:list-item>
        <text:list-item>
          <text:p text:style-name="P32">Select Confirm</text:p>
        </text:list-item>
        <text:list-item>
          <text:p text:style-name="P32"><text:s/><text:tab/><text:tab/><text:tab/><text:tab/>Searches database for matching route. When found, <text:tab/><text:tab/><text:tab/><text:tab/>displays the found route and confirmation dialog</text:p>
        </text:list-item>
        <text:list-item>
          <text:p text:style-name="P33">Selects “Confirm”.<text:tab/><text:tab/></text:p>
        </text:list-item>
        <text:list-item>
          <text:p text:style-name="P33"><text:s text:c="2"/>&gt;&gt;VerifyEvent</text:p>
        </text:list-item>
      </text:list>
      <text:p text:style-name="P11"/>
      <text:p text:style-name="P49">Exception Scenarios</text:p>
      <text:p text:style-name="P11"><text:s/><text:tab/>5. If a route is not found, proceed to CreateNewRoute use-case</text:p>
      <text:p text:style-name="P49">Assumptions and Notes</text:p>
      <text:list xml:id="list42445149" text:continue-list="list641502183560366506" text:style-name="RTF_5f_Num_20_2">
        <text:list-item>
          <text:p text:style-name="P14">The route, origin, destination, transport firm name, transport type, new price per gram, new price per cubic centimetre, weekday of departure, departure frequency, and trip duration must be non-null values and in a valid format.</text:p>
        </text:list-item>
        <text:list-item>
          <text:p text:style-name="P14"><text:soft-page-break/>If the price of an existing route is being updated, the route, origin, destination, transport firm name, transport type, weekday of departure, departure frequency, and trip duration must match their stored database values.</text:p>
        </text:list-item>
        <text:list-item>
          <text:p text:style-name="P14">Numbered values cannot be negative.</text:p>
        </text:list-item>
        <text:list-item>
          <text:p text:style-name="P14">The trip duration value must be greater than zero.</text:p>
        </text:list-item>
      </text:list>
      <text:h text:style-name="P56" text:outline-level="1"/>
      <text:h text:style-name="P56" text:outline-level="1">USE CASE: <text:span text:style-name="T1">CreateNewRoute &lt;&lt;extends&gt;&gt; UpdateTransportCost</text:span></text:h>
      <text:h text:style-name="P46" text:outline-level="2">Actors</text:h>
      <text:p text:style-name="P3">1.<text:tab/>KPSmart Clerk, KPSmart Manager</text:p>
      <text:h text:style-name="P47" text:outline-level="2">Preconditions<text:tab/></text:h>
      <text:list xml:id="list841789192880907195" text:style-name="WWNum2">
        <text:list-item>
          <text:p text:style-name="P1">loggedIn</text:p>
        </text:list-item>
      </text:list>
      <text:h text:style-name="P46" text:outline-level="2">Postconditions</text:h>
      <text:h text:style-name="P46" text:outline-level="2">Main Success Scenario</text:h>
      <text:list xml:id="list2505145172386086053" text:style-name="L2">
        <text:list-item>
          <text:p text:style-name="P2"><text:span text:style-name="T19"><text:s/><text:tab/><text:tab/><text:tab/><text:tab/><text:tab/></text:span><text:span text:style-name="T20"> Prompts user asking if they wish to create a new route <text:tab/><text:tab/><text:tab/><text:tab/><text:tab/>entry</text:span></text:p>
        </text:list-item>
        <text:list-item>
          <text:p text:style-name="P5"><text:span text:style-name="T19">Clicks “Confirm”</text:span></text:p>
        </text:list-item>
        <text:list-item>
          <text:p text:style-name="P5"><text:span text:style-name="T19"><text:s/><text:tab/><text:tab/><text:tab/><text:tab/><text:tab/>Creates a new route entry in the database using the <text:tab/><text:tab/><text:tab/><text:tab/><text:tab/><text:tab/>input values.</text:span></text:p>
        </text:list-item>
        <text:list-item>
          <text:p text:style-name="P7"><text:span text:style-name="T20">Selects “Finish”.</text:span></text:p>
        </text:list-item>
      </text:list>
      <text:p text:style-name="P6"><text:span text:style-name="T20"/></text:p>
      <text:p text:style-name="P6"><text:span text:style-name="T20"/></text:p>
      <text:p text:style-name="P6"><text:span text:style-name="T20"/></text:p>
      <text:p text:style-name="P55"><text:span text:style-name="T3">USE CASE: </text:span><text:span text:style-name="T4">VerifyEvent</text:span></text:p>
      <text:p text:style-name="P49">Actors</text:p>
      <text:p text:style-name="P13">1.<text:tab/>KPS clerk</text:p>
      <text:p text:style-name="P49">Preconditions</text:p>
      <text:p text:style-name="P13">1.<text:tab/>loggedIn</text:p>
      <text:p text:style-name="P49">Postconditions</text:p>
      <text:p text:style-name="P39"/>
      <text:p text:style-name="P49">Main Success Scenario</text:p>
      <text:list xml:id="list8474475198818766278" text:style-name="RTF_5f_Num_20_6">
        <text:list-item>
          <text:p text:style-name="P28"><text:span text:style-name="T10"><text:s/><text:tab/><text:tab/><text:tab/><text:tab/><text:tab/>System verifies data<text:tab/><text:tab/><text:tab/><text:tab/><text:tab/></text:span></text:p>
        </text:list-item>
        <text:list-item>
          <text:p text:style-name="P28"><text:span text:style-name="T10"><text:s/><text:tab/><text:tab/><text:tab/><text:tab/><text:tab/>System displays completed form</text:span></text:p>
        </text:list-item>
        <text:list-item>
          <text:p text:style-name="P19"><text:soft-page-break/><text:s/>Actor selects 'Confirm'</text:p>
        </text:list-item>
        <text:list-item>
          <text:p text:style-name="P19"><text:s/><text:tab/><text:tab/><text:tab/><text:tab/><text:tab/>System updates figures and writes to log file</text:p>
        </text:list-item>
        <text:list-item>
          <text:p text:style-name="P19"><text:s/><text:tab/><text:tab/><text:tab/><text:tab/><text:tab/>System alerts Actor that log file has been updated</text:p>
        </text:list-item>
        <text:list-item>
          <text:p text:style-name="P19"><text:s/><text:tab/><text:tab/><text:tab/><text:tab/><text:tab/>System displays 'Go Back'</text:p>
        </text:list-item>
        <text:list-item>
          <text:p text:style-name="P19"><text:s/>Actor selects 'Go Back'</text:p>
        </text:list-item>
      </text:list>
      <text:p text:style-name="P49"/>
      <text:p text:style-name="P49">Exception Scenarios</text:p>
      <text:list xml:id="list2546318460559538106" text:style-name="L4">
        <text:list-item>
          <text:p text:style-name="P20">Data is incorrect / invalid. Alerts user and redirects to previous view, highlighting incorrect entries</text:p>
          <text:p text:style-name="P37">3a. <text:s text:c="2"/>Actor chooses 'Edit'. System returns Actor to previous view</text:p>
          <text:p text:style-name="P37">3a. <text:s text:c="2"/>Actor selects 'Cancel'. <text:tab/></text:p>
          <text:p text:style-name="P37">3b.<text:tab/><text:tab/><text:tab/><text:tab/>System dialog 'Are you sure?'</text:p>
          <text:p text:style-name="P37">3c. <text:s/>Actor selects 'Yes'</text:p>
          <text:p text:style-name="P37">3d.<text:tab/><text:tab/><text:tab/><text:tab/>Redirects Actor to main screen<text:tab/> <text:s text:c="2"/></text:p>
          <text:list>
            <text:list-item>
              <text:list>
                <text:list-header>
                  <text:p text:style-name="P40"/>
                </text:list-header>
              </text:list>
            </text:list-item>
          </text:list>
        </text:list-item>
      </text:list>
      <text:p text:style-name="P49">Assumptions and Notes</text:p>
      <text:p text:style-name="P26"><text:span text:style-name="T20"/></text:p>
      <text:p text:style-name="P6"><text:span text:style-name="T20"/></text:p>
      <text:p text:style-name="P6"><text:span text:style-name="T20"/></text:p>
      <text:p text:style-name="P55"><text:span text:style-name="T3">USE CASE: </text:span><text:span text:style-name="T4">TransportDiscontinued &lt;&lt;extends&gt;&gt; NewEvent</text:span></text:p>
      <text:p text:style-name="P49">Actors</text:p>
      <text:p text:style-name="P13">1.<text:tab/>KPS clerk</text:p>
      <text:p text:style-name="P49">Preconditions</text:p>
      <text:p text:style-name="P13">1.<text:tab/>loggedIn</text:p>
      <text:p text:style-name="P49">Postconditions</text:p>
      <text:p text:style-name="P39"/>
      <text:p text:style-name="P49">Main Success Scenario</text:p>
      <text:list xml:id="list42446217" text:continue-list="list8474475198818766278" text:style-name="RTF_5f_Num_20_6">
        <text:list-item>
          <text:p text:style-name="P28"><text:span text:style-name="T10"><text:s/><text:tab/><text:tab/><text:tab/><text:tab/><text:tab/>System shows routes that are currently available</text:span></text:p>
        </text:list-item>
        <text:list-item>
          <text:p text:style-name="P19">Actor selects a route and confirms</text:p>
        </text:list-item>
        <text:list-item>
          <text:p text:style-name="P19"><text:s/><text:tab/><text:tab/><text:tab/><text:tab/>System discontinues that route and </text:p>
          <text:list>
            <text:list-item>
              <text:list>
                <text:list-item>
                  <text:list>
                    <text:list-item>
                      <text:list>
                        <text:list-item>
                          <text:list>
                            <text:list-item>
                              <text:list>
                                <text:list-header>
                                  <text:p text:style-name="P19">notifies that it is no longer available</text:p>
                                </text:list-header>
                              </text:list>
                            </text:list-item>
                          </text:list>
                        </text:list-item>
                      </text:list>
                    </text:list-item>
                  </text:list>
                </text:list-item>
              </text:list>
            </text:list-item>
          </text:list>
        </text:list-item>
      </text:list>
      <text:p text:style-name="P11"/>
      <text:p text:style-name="P11"/>
      <text:p text:style-name="P11"><text:soft-page-break/></text:p>
      <text:p text:style-name="P11"/>
      <text:p text:style-name="P49">Exception Scenarios</text:p>
      <text:p text:style-name="P11"/>
      <text:p text:style-name="P49">Assumptions and Notes</text:p>
      <text:list xml:id="list2178603953704093954" text:style-name="L5">
        <text:list-item>
          <text:p text:style-name="P21">Each route has its own origin, destination, transport firm name and type (land/sea/air)</text:p>
        </text:list-item>
      </text:list>
      <text:p text:style-name="P17"/>
      <text:p text:style-name="P41">Class Diagram</text:p>
      <text:p text:style-name="P41"/>
      <text:p text:style-name="P41"><draw:frame draw:style-name="fr1" draw:name="graphics1" text:anchor-type="paragraph" svg:width="17cm" svg:height="14.542cm" draw:z-index="0"><draw:image xlink:href="Pictures/2000000700006849000059335E4DAEBE.svm" xlink:type="simple" xlink:show="embed" xlink:actuate="onLoad"/></draw:frame></text:p>
      <text:p text:style-name="P17"/>
      <text:p text:style-name="P6"><text:span text:style-name="T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1" svg:font-family="'Times New Roman'" style:font-family-generic="roman"/>
    <style:font-face style:name="Arial2" svg:font-family="Ari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3"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 style:class="text">
      <style:paragraph-properties fo:margin-top="0.423cm" fo:margin-bottom="0.212cm"/>
      <style:text-properties style:font-name="Arial1" fo:font-size="16pt" fo:font-weight="bold" style:font-size-asian="16pt" style:font-weight-asian="bold" style:font-name-complex="Arial3"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212cm"/>
      <style:text-properties style:font-name="Arial1" fo:font-size="14pt" fo:font-style="italic" fo:font-weight="bold" style:font-size-asian="14pt" style:font-style-asian="italic" style:font-weight-asian="bold" style:font-name-complex="Arial3" style:font-size-complex="14pt" style:font-style-complex="italic" style:font-weight-complex="bold"/>
    </style:style>
    <style:style style:name="heading_20_1" style:display-name="heading 1" style:family="paragraph" style:next-style-name="Standard">
      <style:paragraph-properties style:text-autospace="none"/>
    </style:style>
    <style:style style:name="heading_20_2" style:display-name="heading 2" style:family="paragraph" style:next-style-name="Standard">
      <style:paragraph-properties style:text-autospace="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font-name-complex="Times New Roman2"/>
    </style:style>
    <style:style style:name="RTF_5f_Num_20_2_20_1" style:display-name="RTF_Num 2 1" style:family="text">
      <style:text-properties style:font-name="Times New Roman"/>
    </style:style>
    <style:style style:name="RTF_5f_Num_20_3_20_1" style:display-name="RTF_Num 3 1" style:family="text">
      <style:text-properties style:font-name="Times New Roman"/>
    </style:style>
    <style:style style:name="RTF_5f_Num_20_4_20_1" style:display-name="RTF_Num 4 1" style:family="text">
      <style:text-properties style:font-name="Times New Roman"/>
    </style:style>
    <style:style style:name="Numbering_20_Symbols" style:display-name="Numbering Symbols" style:family="text"/>
    <style:style style:name="RTF_5f_Num_20_5_20_1" style:display-name="RTF_Num 5 1" style:family="text">
      <style:text-properties style:font-name="Times New Roman"/>
    </style:style>
    <style:style style:name="RTF_5f_Num_20_6_20_1" style:display-name="RTF_Num 6 1" style:family="text">
      <style:text-properties style:font-name="Times New Roman"/>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consecutive-numbering="true">
      <text:list-level-style-number text:level="1" text:style-name="RTF_5f_Num_20_2_20_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consecutive-numbering="true">
      <text:list-level-style-number text:level="1" text:style-name="RTF_5f_Num_20_3_20_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consecutive-numbering="true">
      <text:list-level-style-number text:level="1" text:style-name="RTF_5f_Num_20_4_20_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consecutive-numbering="true">
      <text:list-level-style-number text:level="1" text:style-name="RTF_5f_Num_20_5_20_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consecutive-numbering="true">
      <text:list-level-style-number text:level="1" text:style-name="RTF_5f_Num_20_6_20_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09T21:34:20.95</meta:creation-date>
    <dc:date>2014-04-09T22:28:09.90</dc:date>
    <meta:editing-duration>PT53M44S</meta:editing-duration>
    <meta:editing-cycles>11</meta:editing-cycles>
    <meta:generator>OpenOffice/4.0.1$Win32 OpenOffice.org_project/401m5$Build-9714</meta:generator>
    <meta:document-statistic meta:table-count="0" meta:image-count="2" meta:object-count="0" meta:page-count="8" meta:paragraph-count="169" meta:word-count="816" meta:character-count="5327"/>
  </office:meta>
</office:document-meta>
</file>